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4efd" officeooo:paragraph-rsid="00114efd"/>
    </style:style>
    <style:style style:name="P2" style:family="paragraph" style:parent-style-name="Standard">
      <style:paragraph-properties fo:text-align="center" style:justify-single-word="false"/>
      <style:text-properties officeooo:rsid="00114efd" officeooo:paragraph-rsid="00114efd"/>
    </style:style>
    <style:style style:name="P3" style:family="paragraph" style:parent-style-name="Standard">
      <style:paragraph-properties fo:text-align="start" style:justify-single-word="false"/>
      <style:text-properties officeooo:rsid="002313f5" officeooo:paragraph-rsid="002313f5"/>
    </style:style>
    <style:style style:name="T1" style:family="text">
      <style:text-properties officeooo:rsid="001595c0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11e49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hua Reed</text:p>
      <text:p text:style-name="P1">Being and Knowing</text:p>
      <text:p text:style-name="P1">Spring, 2017</text:p>
      <text:p text:style-name="P2">Study Questio<text:span text:style-name="T1">ns 7</text:span></text:p>
      <text:p text:style-name="P2"><text:span text:style-name="T3"/></text:p>
      <text:p text:style-name="P3"><text:span text:style-name="T3">H</text:span><text:span text:style-name="T2">uemer thinks it is difficult to be a skeptic because radical skepticism doesn’t match with everyday life. Even if a person has radical skeptic beliefs philisophically, they don’t tend to follow those beliefs in everyday life. </text:span></text:p>
      <text:p text:style-name="P3"><text:span text:style-name="T2"/></text:p>
      <text:p text:style-name="P3"><text:span text:style-name="T2">Radical skepticism is sort of parilyzing because stopping to verify that every core belief is justified before moving to another would lead a person to starvation. Often times (as Descartes found) it can be tiring and nearly impossible to proceed beyond knowing that you exist and think. </text:span></text:p>
      <text:p text:style-name="P3"><text:span text:style-name="T2"/></text:p>
      <text:p text:style-name="P3"><text:span text:style-name="T2">Of much more practical use is to start with a ‘reasonable belief’, a sort of Z in the A → B → C → … of reasoning, to base the rest of our knowledge off of. For example, I know that laughing makes me happy. I laugh when I’m with my friends. Therefore, I would enjoy a barbecue at my friends place. </text:span></text:p>
      <text:p text:style-name="P3"><text:span text:style-name="T2"/></text:p>
      <text:p text:style-name="P3"><text:span text:style-name="T2">I don’t like pain. → Stoves are hot. → <text:s/>Hot things cause pain → Don’t touch a hot stove. Of course this is in reverse whereas the original idea is that I don’t like pain.</text:span></text:p>
      <text:p text:style-name="P3"><text:span text:style-name="T2"/></text:p>
      <text:p text:style-name="P3"><text:span text:style-name="T2">A radical skeptic has to throw out or prove these sort of base assumptions before developing any further reasoning. This is incredibly difficult and impractical. </text:span></text:p>
      <text:p text:style-name="P3"><text:span text:style-name="T2"/></text:p>
      <text:p text:style-name="P3"><text:span text:style-name="T2">Still, I don’t disagree with the radical skeptics that we may all be in the matrix, but what little can us non-chosen ones do? <text:s/>: 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1:38:06.359681463</meta:creation-date>
    <meta:generator>LibreOffice/5.3.3.2$Linux_X86_64 LibreOffice_project/30m0$Build-2</meta:generator>
    <dc:date>2017-05-27T11:02:21.831997566</dc:date>
    <meta:editing-duration>PT2H8M35S</meta:editing-duration>
    <meta:editing-cycles>11</meta:editing-cycles>
    <meta:document-statistic meta:table-count="0" meta:image-count="0" meta:object-count="0" meta:page-count="1" meta:paragraph-count="10" meta:word-count="241" meta:character-count="1332" meta:non-whitespace-character-count="1095"/>
  </office:meta>
</office:document-meta>
</file>